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89cm"/>
    </style:style>
    <style:style style:name="co2" style:family="table-column">
      <style:table-column-properties fo:break-before="auto" style:column-width="6.646cm"/>
    </style:style>
    <style:style style:name="co3" style:family="table-column">
      <style:table-column-properties fo:break-before="auto" style:column-width="7.082cm"/>
    </style:style>
    <style:style style:name="co4" style:family="table-column">
      <style:table-column-properties fo:break-before="auto" style:column-width="6.31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quest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QUEST_PROLOGUE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QUEST_PROLOGU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_PROLOGUE_STAGE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_PROLOGUE_STAGE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_PROLOGUE_STAGE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T_PROLOGUE_STAGE_4</text:p>
          </table:table-cell>
          <table:table-cell table:number-columns-repeated="3"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.00.0000</text:date>, <text:time style:data-style-name="N2" text:time-value="14:47:49.97600692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5-06T15:09:56.918072813</dc:date>
    <meta:editing-duration>PT22M27S</meta:editing-duration>
    <meta:editing-cycles>3</meta:editing-cycles>
    <meta:generator>LibreOffice/25.2.3.2$Linux_X86_64 LibreOffice_project/520$Build-2</meta:generator>
    <meta:document-statistic meta:table-count="1" meta:cell-count="11" meta:object-count="0"/>
  </office:meta>
</office:document-meta>
</file>